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9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3STEEL MGN 2019</text:p>
      <text:p text:style-name="P1"/>
      <text:p text:style-name="P2">Características:</text:p>
      <text:p text:style-name="P2"/>
      <text:p text:style-name="P2">Chasis:</text:p>
      <text:list xml:id="list1472709485559233789" text:style-name="L1">
        <text:list-item>
          <text:p text:style-name="P4">Estructura de acero de 3mm reforzada con cuatro perfiles de 30x30mm</text:p>
        </text:list-item>
        <text:list-item>
          <text:p text:style-name="P4">Recubrimiento anti-corrosión <text:s/>al polvo en negro metalizado</text:p>
        </text:list-item>
      </text:list>
      <text:list xml:id="list972930627202023149" text:style-name="L2">
        <text:list-item>
          <text:p text:style-name="P5">Tornilleria DIN 912 pavonada en negro mate</text:p>
        </text:list-item>
      </text:list>
      <text:p text:style-name="P2"/>
      <text:p text:style-name="P2">Dimensiones de impresión útiles:</text:p>
      <text:list xml:id="list4163309071197771129" text:style-name="L3">
        <text:list-item>
          <text:p text:style-name="P6">Eje X – 214mm</text:p>
        </text:list-item>
        <text:list-item>
          <text:p text:style-name="P6">Eje Y – 314mm</text:p>
        </text:list-item>
        <text:list-item>
          <text:p text:style-name="P6">Eje Z – 210mm / 200 (BMG)</text:p>
        </text:list-item>
      </text:list>
      <text:p text:style-name="P3"/>
      <text:p text:style-name="P2">Cimematica:</text:p>
      <text:list xml:id="list1978078628511599961" text:style-name="L4">
        <text:list-item>
          <text:p text:style-name="P7">Cinemática cartesiana mediante guiás lineales de 12mm en todos los ejes</text:p>
        </text:list-item>
        <text:list-item>
          <text:p text:style-name="P7">Patines de re-circulación de bolas en todos los ejes</text:p>
        </text:list-item>
        <text:list-item>
          <text:p text:style-name="P7">Poleas de 16 dientes en XY para mejorar la precisión</text:p>
        </text:list-item>
        <text:list-item>
          <text:p text:style-name="P7">Poleas sincronizadoras dentadas en XY</text:p>
        </text:list-item>
        <text:list-item>
          <text:p text:style-name="P7">Correa de nylon reforzada anti-fricción en XY</text:p>
        </text:list-item>
        <text:list-item>
          <text:p text:style-name="P7">Motores nema 17 con husillo integrado en el eje en el eje Z</text:p>
        </text:list-item>
        <text:list-item>
          <text:p text:style-name="P7">Tuercas Z Pom con muelle y sistema anti-backlash</text:p>
        </text:list-item>
      </text:list>
      <text:p text:style-name="P3"/>
      <text:p text:style-name="P2">Motores:</text:p>
      <text:list xml:id="list3819081219158895481" text:style-name="L5">
        <text:list-item>
          <text:p text:style-name="P8">Motor nema 17 de 1,7ah en eje X</text:p>
        </text:list-item>
        <text:list-item>
          <text:p text:style-name="P8">Motor nema 17 de 2,5ah en eje Y</text:p>
        </text:list-item>
        <text:list-item>
          <text:p text:style-name="P8">Motor nema 17 22mm de bajo peso en el extrusor</text:p>
        </text:list-item>
      </text:list>
      <text:p text:style-name="P2"/>
      <text:p text:style-name="P2">Electrónica:</text:p>
      <text:list xml:id="list6459497683804837715" text:style-name="L6">
        <text:list-item>
          <text:p text:style-name="P9">Placa controladora SKR V1,3 de 32bits</text:p>
        </text:list-item>
        <text:list-item>
          <text:p text:style-name="P9">Cableado de la placa crimpado en conectores JST</text:p>
        </text:list-item>
        <text:list-item>
          <text:p text:style-name="P9">Driver TCM2130 SPI silenciosos controlados por firmware</text:p>
        </text:list-item>
        <text:list-item>
          <text:p text:style-name="P9">Sistema de homing sin finales de carrera</text:p>
        </text:list-item>
        <text:list-item>
          <text:p text:style-name="P9">Driver TMC2208 UART con protector de diodos en el extrusor</text:p>
        </text:list-item>
        <text:list-item>
          <text:p text:style-name="P9">Firmware Marlin 2,0 implementado</text:p>
        </text:list-item>
        <text:list-item>
          <text:p text:style-name="P9">Pantalla RBG 12864 con lector de tarjeta</text:p>
        </text:list-item>
        <text:list-item>
          <text:p text:style-name="P9">Fuente de alimentación 24V 20Ah </text:p>
        </text:list-item>
        <text:list-item>
          <text:p text:style-name="P9">Termistores de temperatura 104-Gt2 de alta precisión en la base y en el nozzle</text:p>
        </text:list-item>
        <text:list-item>
          <text:p text:style-name="P9">Cartucho calefactable de 50w </text:p>
        </text:list-item>
        <text:list-item>
          <text:p text:style-name="P9">Sistema autonivel de 16 puntos mediante un sensor inductivo</text:p>
        </text:list-item>
      </text:list>
      <text:p text:style-name="P3"/>
      <text:p text:style-name="P2">Extrusión:</text:p>
      <text:list xml:id="list6673147609995715855" text:style-name="L7">
        <text:list-item>
          <text:p text:style-name="P10">Boquilla de 0,4mm con acabado electro-pulido</text:p>
        </text:list-item>
        <text:list-item>
          <text:p text:style-name="P10">Filamento de 1,75mm</text:p>
        </text:list-item>
        <text:list-item>
          <text:p text:style-name="P10">Sensor de final de filamento con asistente de cambio de filamento</text:p>
        </text:list-item>
        <text:list-item>
          <text:p text:style-name="P10">Impresión multi-color manual</text:p>
        </text:list-item>
        <text:list-item>
          <text:p text:style-name="P10">Barrel de titanio TC4 anti-goteo</text:p>
        </text:list-item>
        <text:list-item>
          <text:p text:style-name="P10">Funda de silicona protectora en el bloque calefactor</text:p>
        </text:list-item>
        <text:list-item>
          <text:p text:style-name="P10">Extrusión directa guiada para evitar atascos y compatible con filamento flexible</text:p>
        </text:list-item>
        <text:list-item>
          <text:p text:style-name="P10"><text:soft-page-break/>Extrusor con desmultiplicacion 1/3 de par</text:p>
        </text:list-item>
        <text:list-item>
          <text:p text:style-name="P10">Dos tipos de extrusores a elegir: Titan Aero / BMG</text:p>
        </text:list-item>
      </text:list>
      <text:p text:style-name="P3"/>
      <text:p text:style-name="P2">Ventiladores:</text:p>
      <text:list xml:id="list807929325759665314" text:style-name="L8">
        <text:list-item>
          <text:p text:style-name="P11">Ventilador de la fuente sustituido por un ventilador de rodamiento dual (Silencioso)</text:p>
        </text:list-item>
        <text:list-item>
          <text:p text:style-name="P11">Ventilador de capa blower de rodamiento dual de 5000rpm </text:p>
        </text:list-item>
        <text:list-item>
          <text:p text:style-name="P11">Ventilador de extrusión de rodamiento dual</text:p>
        </text:list-item>
        <text:list-item>
          <text:p text:style-name="P11">Filtro anti-polvo (Solo en titan)</text:p>
        </text:list-item>
        <text:list-item>
          <text:p text:style-name="P11">Ventilador de electrónica con rodamiento dual silencioso</text:p>
        </text:list-item>
      </text:list>
      <text:p text:style-name="P3"/>
      <text:p text:style-name="P2"/>
      <text:p text:style-name="P2">Base de impresión:</text:p>
      <text:p text:style-name="P3"/>
      <text:list xml:id="list8245320163726517609" text:style-name="L9">
        <text:list-item>
          <text:p text:style-name="P12">Superficie de impresión magnética y flexible</text:p>
        </text:list-item>
        <text:list-item>
          <text:p text:style-name="P12">Lamina de impresión de alta adherencia para evitar warping</text:p>
        </text:list-item>
        <text:list-item>
          <text:p text:style-name="P12">Superficies de impresión intercambiables para producción de piezas</text:p>
        </text:list-item>
        <text:list-item>
          <text:p text:style-name="P12">Aislamiento inferior de la superficie para evitar variaciones de temperatura</text:p>
        </text:list-item>
        <text:list-item>
          <text:p text:style-name="P12">Base caliente de aluminio calefactada hasta 120º</text:p>
        </text:list-item>
      </text:list>
      <text:p text:style-name="P3"/>
      <text:p text:style-name="P2">Conectividad y Alimentación:</text:p>
      <text:list xml:id="list2621035965412713762" text:style-name="L10">
        <text:list-item>
          <text:p text:style-name="P13">Conector C14 europeo con interruptor</text:p>
        </text:list-item>
        <text:list-item>
          <text:p text:style-name="P13">Carga de archivos mediante USB o SD</text:p>
        </text:list-item>
        <text:list-item>
          <text:p text:style-name="P13">*Opcional: servidor wifi de gestión de impresiones (Octoprint)</text:p>
        </text:list-item>
      </text:list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m </meta:initial-creator>
    <meta:creation-date>2019-05-15T17:43:18.79</meta:creation-date>
    <dc:date>2019-05-21T13:57:56.18</dc:date>
    <dc:creator>Cam </dc:creator>
    <meta:editing-duration>PT38M42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2" meta:paragraph-count="60" meta:word-count="441" meta:character-count="2524"/>
  </office:meta>
</office:document-meta>
</file>